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945in" svg:y="9.6555in">
            <draw:object draw:notify-on-update-of-ranges="Sheet1.A89:Sheet1.A90 Sheet1.B88:Sheet1.B88 Sheet1.B89:Sheet1.B90 Sheet1.C88:Sheet1.C88 Sheet1.C89:Sheet1.C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09in" svg:x="10.4059in" svg:y="14.687in">
            <draw:object draw:notify-on-update-of-ranges="Sheet1.A93:Sheet1.A94 Sheet1.B92:Sheet1.B92 Sheet1.B93:Sheet1.B94 Sheet1.E93:Sheet1.E94 Sheet1.E93:Sheet1.E94 Sheet1.C92:Sheet1.C92 Sheet1.C93:Sheet1.C94 Sheet1.F93:Sheet1.F94 Sheet1.F93:Sheet1.F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C3];[.C22];[.C11];[.C32]) + AVERAGE([.C42];[.C50];[.C58];[.C66])" office:value-type="float" office:value="7.4875" calcext:value-type="float">
            <text:p>7.4875</text:p>
          </table:table-cell>
          <table:table-cell table:number-columns-repeated="2"/>
          <table:table-cell table:formula="of:=STDEV([.C3];[.C22];[.C11];[.C32])" office:value-type="float" office:value="2.03321379430038" calcext:value-type="float">
            <text:p>2.0332137943</text:p>
          </table:table-cell>
          <table:table-cell table:formula="of:=STDEV([.C42];[.C50];[.C58];[.C66])" office:value-type="float" office:value="2.02977831301844" calcext:value-type="float">
            <text:p>2.029778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/>
          <table:table-cell table:formula="of:=STDEV([.C6];[.C16];[.C27];[.C36])" office:value-type="float" office:value="3.75088878356406" calcext:value-type="float">
            <text:p>3.7508887836</text:p>
          </table:table-cell>
          <table:table-cell table:formula="of:=STDEV([.C46];[.C54];[.C62];[.C70])" office:value-type="float" office:value="4.93600715828762" calcext:value-type="float">
            <text:p>4.93600715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D3:.D5];[.D11:.D15];[.D22:.D26];[.D32:.D35]) + AVERAGE([.D42:.D45];[.D50:.D53];[.D58:.D61];[.D66:.D69])" office:value-type="float" office:value="7.52205882352941" calcext:value-type="float">
            <text:p>7.5220588235</text:p>
          </table:table-cell>
          <table:table-cell table:number-columns-repeated="2"/>
          <table:table-cell table:formula="of:=STDEV([.D3:.D5];[.D11:.D15];[.D22:.D26];[.D32:.D35])" office:value-type="float" office:value="0.931475742477242" calcext:value-type="float">
            <text:p>0.9314757425</text:p>
          </table:table-cell>
          <table:table-cell table:formula="of:=STDEV([.D42:.D45];[.D50:.D53];[.D58:.D61];[.D66:.D69])" office:value-type="float" office:value="0.806225774829855" calcext:value-type="float">
            <text:p>0.8062257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D6:.D10];[.D16:.D21];[.D27:.D31];[.D36:.D39])" office:value-type="float" office:value="3.6" calcext:value-type="float">
            <text:p>3.6</text:p>
          </table:table-cell>
          <table:table-cell table:formula="of:=AVERAGE([.D46:.D49];[.D54:.D57];[.D62:.D65];[.D70:.D73])" office:value-type="float" office:value="3.875" calcext:value-type="float">
            <text:p>3.875</text:p>
          </table:table-cell>
          <table:table-cell/>
          <table:table-cell table:formula="of:=STDEV([.D6:.D10];[.D16:.D21];[.D27:.D31];[.D36:.D39])" office:value-type="float" office:value="1.09544511501033" calcext:value-type="float">
            <text:p>1.095445115</text:p>
          </table:table-cell>
          <table:table-cell table:formula="of:=STDEV([.D46:.D49];[.D54:.D57];[.D62:.D65];[.D70:.D73])" office:value-type="float" office:value="0.806225774829855" calcext:value-type="float">
            <text:p>0.8062257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9:34:18.40610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3-17T10:14:44.378790586</dc:date>
    <meta:editing-duration>PT23H53M11S</meta:editing-duration>
    <meta:editing-cycles>10</meta:editing-cycles>
    <meta:generator>LibreOffice/4.2.7.2$Linux_X86_64 LibreOffice_project/420m0$Build-2</meta:generator>
    <meta:document-statistic meta:table-count="1" meta:cell-count="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upper-range="Sheet1.E89:Sheet1.E90" chart:error-lower-range="Sheet1.E89:Sheet1.E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title svg:x="3.494cm" svg:y="0.315cm" chart:style-name="ch2">
          <text:p>Average Time Needed for Manual Generation</text:p>
        </chart:title>
        <chart:legend chart:legend-position="end" svg:x="14.443cm" svg:y="3.939cm" style:legend-expansion="high" chart:style-name="ch3"/>
        <chart:plot-area chart:style-name="ch4" table:cell-range-address="Sheet1.A88:Sheet1.C90" chart:data-source-has-labels="both" svg:x="1.33cm" svg:y="1.299cm" svg:width="12.794cm" svg:height="6.516cm">
          <chartooo:coordinate-region svg:x="1.951cm" svg:y="1.498cm" svg:width="12.173cm" svg:height="5.67cm"/>
          <chart:axis chart:dimension="x" chart:name="primary-x" chart:style-name="ch5" chartooo:axis-type="auto">
            <chartooo:date-scale/>
            <chart:title svg:x="6.585cm" svg:y="7.994cm" chart:style-name="ch6">
              <text:p>group structure</text:p>
            </chart:title>
            <chart:categories table:cell-range-address="Sheet1.A89:Sheet1.A90"/>
          </chart:axis>
          <chart:axis chart:dimension="y" chart:name="primary-y" chart:style-name="ch7">
            <chart:title svg:x="0.451cm" svg:y="6.268cm" chart:style-name="ch8">
              <text:p>average time (minutes)</text:p>
            </chart:title>
            <chart:grid chart:style-name="ch9" chart:class="major"/>
          </chart:axis>
          <chart:series chart:style-name="ch10" chart:values-cell-range-address="Sheet1.B89:Sheet1.B90" chart:label-cell-address="Sheet1.B88:Sheet1.B88" chart:class="chart:bar">
            <chart:data-point chart:repeated="2"/>
          </chart:series>
          <chart:series chart:style-name="ch11" chart:values-cell-range-address="Sheet1.C89:Sheet1.C90" chart:label-cell-address="Sheet1.C88:Sheet1.C88" chart:class="chart:bar"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B88</svg:desc>
                </draw:g>
              </table:table-cell>
              <table:table-cell office:value-type="string">
                <text:p>AI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90</svg:desc>
                </draw:g>
              </table:table-cell>
              <table:table-cell office:value-type="float" office:value="7.4875">
                <text:p>7.4875</text:p>
                <draw:g>
                  <svg:desc>Sheet1.B89:Sheet1.B90</svg:desc>
                </draw:g>
              </table:table-cell>
              <table:table-cell office:value-type="float" office:value="NaN">
                <text:p>NaN</text:p>
                <draw:g>
                  <svg:desc>Sheet1.C89:Sheet1.C90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10.775">
                <text:p>10.775</text:p>
              </table:table-cell>
              <table:table-cell office:value-type="float" office:value="10.075">
                <text:p>10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93:Sheet1.E94" chart:error-lower-range="Sheet1.E93:Sheet1.E94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93:Sheet1.E94" chart:error-lower-range="Sheet1.E93:Sheet1.E9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93:Sheet1.F94" chart:error-lower-range="Sheet1.F93:Sheet1.F94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93:Sheet1.F94" chart:error-lower-range="Sheet1.F93:Sheet1.F94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bar" chart:style-name="ch1">
        <chart:title svg:x="5.623cm" svg:y="0.315cm" chart:style-name="ch2">
          <text:p>Average Manual Rating</text:p>
        </chart:title>
        <chart:legend chart:legend-position="end" svg:x="14.441cm" svg:y="3.949cm" style:legend-expansion="high" chart:style-name="ch3"/>
        <chart:plot-area chart:style-name="ch4" table:cell-range-address="Sheet1.A92:Sheet1.C94" chart:data-source-has-labels="both" svg:x="1.33cm" svg:y="1.299cm" svg:width="12.792cm" svg:height="6.536cm">
          <chartooo:coordinate-region svg:x="2.057cm" svg:y="1.498cm" svg:width="12.065cm" svg:height="5.69cm"/>
          <chart:axis chart:dimension="x" chart:name="primary-x" chart:style-name="ch5" chartooo:axis-type="auto">
            <chartooo:date-scale/>
            <chart:title svg:x="6.584cm" svg:y="8.014cm" chart:style-name="ch6">
              <text:p>group structure</text:p>
            </chart:title>
            <chart:categories table:cell-range-address="Sheet1.A93:Sheet1.A94"/>
          </chart:axis>
          <chart:axis chart:dimension="y" chart:name="primary-y" chart:style-name="ch7">
            <chart:title svg:x="0.451cm" svg:y="5.669cm" chart:style-name="ch8">
              <text:p>average rating</text:p>
            </chart:title>
            <chart:grid chart:style-name="ch9" chart:class="major"/>
          </chart:axis>
          <chart:series chart:style-name="ch10" chart:values-cell-range-address="Sheet1.B93:Sheet1.B94" chart:label-cell-address="Sheet1.B92:Sheet1.B92" chart:class="chart:bar">
            <chart:error-indicator chart:style-name="ch11" chart:dimension="y"/>
            <chart:data-point chart:repeated="2"/>
          </chart:series>
          <chart:series chart:style-name="ch12" chart:values-cell-range-address="Sheet1.C93:Sheet1.C94" chart:label-cell-address="Sheet1.C92:Sheet1.C92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92:Sheet1.B9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AI</text:p>
                <draw:g>
                  <svg:desc>Sheet1.C92:Sheet1.C9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93:Sheet1.A94</svg:desc>
                </draw:g>
              </table:table-cell>
              <table:table-cell office:value-type="float" office:value="7.52205882352941">
                <text:p>7.52205882352941</text:p>
                <draw:g>
                  <svg:desc>Sheet1.B93:Sheet1.B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NaN">
                <text:p>NaN</text:p>
                <draw:g>
                  <svg:desc>Sheet1.C93:Sheet1.C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3.6">
                <text:p>3.6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3.875">
                <text:p>3.875</text:p>
              </table:table-cell>
              <table:table-cell office:value-type="float" office:value="0.806225774829855">
                <text:p>0.806225774829855</text:p>
              </table:table-cell>
              <table:table-cell office:value-type="float" office:value="0.806225774829855">
                <text:p>0.806225774829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